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1b385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10022dc7"/>
    </style:style>
    <style:style style:name="P51" style:family="paragraph" style:parent-style-name="Standard">
      <style:text-properties officeooo:paragraph-rsid="0f3d081d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6ac771"/>
    </style:style>
    <style:style style:name="P57" style:family="paragraph" style:parent-style-name="Standard">
      <style:paragraph-properties fo:text-align="center" style:justify-single-word="false"/>
      <style:text-properties officeooo:paragraph-rsid="0daef67d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daa4aef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text-properties officeooo:paragraph-rsid="0faa7fc1"/>
    </style:style>
    <style:style style:name="P66" style:family="paragraph" style:parent-style-name="Footnote">
      <style:text-properties officeooo:paragraph-rsid="0fb1c99e"/>
    </style:style>
    <style:style style:name="P67" style:family="paragraph" style:parent-style-name="Standard">
      <style:text-properties officeooo:paragraph-rsid="0fb43033"/>
    </style:style>
    <style:style style:name="P68" style:family="paragraph" style:parent-style-name="Standard">
      <style:text-properties officeooo:paragraph-rsid="0fb7f9a9"/>
    </style:style>
    <style:style style:name="P69" style:family="paragraph" style:parent-style-name="Standard">
      <style:text-properties officeooo:paragraph-rsid="0fc6bee0"/>
    </style:style>
    <style:style style:name="P70" style:family="paragraph" style:parent-style-name="Standard">
      <style:text-properties officeooo:paragraph-rsid="0fd6edde"/>
    </style:style>
    <style:style style:name="P71" style:family="paragraph" style:parent-style-name="Footnote">
      <style:text-properties officeooo:paragraph-rsid="0fe5d76c"/>
    </style:style>
    <style:style style:name="P72" style:family="paragraph" style:parent-style-name="Footnote">
      <style:text-properties officeooo:paragraph-rsid="0fec2fd1"/>
    </style:style>
    <style:style style:name="P73" style:family="paragraph" style:parent-style-name="Footnote">
      <style:text-properties officeooo:paragraph-rsid="0fed6741" fo:background-color="transparent"/>
    </style:style>
    <style:style style:name="P74" style:family="paragraph" style:parent-style-name="Standard">
      <style:text-properties officeooo:paragraph-rsid="0feebff8"/>
    </style:style>
    <style:style style:name="P7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6" style:family="paragraph" style:parent-style-name="Standard">
      <style:text-properties officeooo:paragraph-rsid="0ff7c12b"/>
    </style:style>
    <style:style style:name="P77" style:family="paragraph" style:parent-style-name="Standard">
      <style:text-properties officeooo:paragraph-rsid="1000ee45"/>
    </style:style>
    <style:style style:name="P78" style:family="paragraph" style:parent-style-name="Standard">
      <style:text-properties officeooo:paragraph-rsid="0ff4e587"/>
    </style:style>
    <style:style style:name="P79" style:family="paragraph" style:parent-style-name="Footnote">
      <style:text-properties officeooo:paragraph-rsid="100cf548"/>
    </style:style>
    <style:style style:name="P8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5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language="en" fo:country="GB"/>
    </style:style>
    <style:style style:name="T21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officeooo:rsid="0f28d107"/>
    </style:style>
    <style:style style:name="T215" style:family="text">
      <style:text-properties fo:language="en" fo:country="GB" officeooo:rsid="0fed6741"/>
    </style:style>
    <style:style style:name="T216" style:family="text">
      <style:text-properties fo:language="en" fo:country="GB" officeooo:rsid="0ff024dc"/>
    </style:style>
    <style:style style:name="T217" style:family="text">
      <style:text-properties officeooo:rsid="0fad59bb"/>
    </style:style>
    <style:style style:name="T21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9" style:family="text">
      <style:text-properties style:text-underline-style="solid" style:text-underline-width="auto" style:text-underline-color="font-color" officeooo:rsid="0ff4a399"/>
    </style:style>
    <style:style style:name="T220" style:family="text">
      <style:text-properties officeooo:rsid="0ffa97b0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0"><text:span text:style-name="Strong_20_Emphasis"><text:span text:style-name="T98">Checklist for installing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9"><text:user-field-get text:name="Version">22.04</text:user-field-get></text:span></text:span><text:span text:style-name="Strong_20_Emphasis"><text:span text:style-name="T99"><text:s/></text:span></text:span><text:span text:style-name="Strong_20_Emphasis"><text:span text:style-name="T104">LTS</text:span></text:span><text:span text:style-name="Strong_20_Emphasis"><text:span text:style-name="T100"><text:note text:id="ftn1" text:note-class="footnote"><text:note-citation>1</text:note-citation><text:note-body><text:p text:style-name="P79"><text:span text:style-name="T221">LTS stands for Long-Term Support, and this April </text:span><text:span text:style-name="Strong_20_Emphasis"><text:span text:style-name="T231"><text:user-field-get style:data-style-name="N0" text:name="Releaseyear">2022</text:user-field-get></text:span></text:span><text:span text:style-name="T222"><text:s/></text:span><text:span text:style-name="Strong_20_Emphasis"><text:span text:style-name="T227"><text:user-field-get text:name="Distro">Ubuntu</text:user-field-get></text:span></text:span><text:span text:style-name="T223"><text:s/></text:span><text:span text:style-name="T228"><text:user-field-get text:name="Version">22.04</text:user-field-get></text:span><text:span text:style-name="T228"><text:s/></text:span><text:span text:style-name="T229">LTS</text:span><text:span text:style-name="T228"> </text:span><text:span text:style-name="Strong_20_Emphasis"><text:span text:style-name="T230"><text:user-field-get text:name="Edition">Server</text:user-field-get></text:span></text:span><text:span text:style-name="T221"><text:s/>(codename jammy) will be supported for 5 years until April 2027, and with an </text:span><text:span text:style-name="T225">free personal </text:span><text:span text:style-name="T221">Ubuntu </text:span><text:span text:style-name="T226">P</text:span><text:span text:style-name="T221">ro</text:span><text:span text:style-name="T225"> </text:span><text:span text:style-name="T221">subscription for 1</text:span><text:span text:style-name="T224">0</text:span><text:span text:style-name="T221"> years until April 203</text:span><text:span text:style-name="T224">2</text:span><text:span text:style-name="T221">.</text:span></text:p></text:note-body></text:note></text:span></text:span><text:span text:style-name="Strong_20_Emphasis"><text:span text:style-name="T101"> 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.</text:span></text:span></text:p>
      <text:p text:style-name="P85"><text:span text:style-name="Strong_20_Emphasis"><text:span text:style-name="T65"/></text:span></text:p>
      <text:p text:style-name="P85"><text:span text:style-name="Strong_20_Emphasis"><text:span text:style-name="T151">This is a fillable PDF, no printing required.</text:span></text:span></text:p>
      <text:p text:style-name="P86"><text:span text:style-name="Strong_20_Emphasis"><text:span text:style-name="T97"/></text:span></text:p>
      <text:p text:style-name="P4"><text:span text:style-name="T114">Fill in the </text:span><text:span text:style-name="Strong_20_Emphasis"><text:span text:style-name="T67"><text:s/></text:span></text:span><text:span text:style-name="Strong_20_Emphasis"><text:span text:style-name="T41">text box</text:span></text:span><text:span text:style-name="T114"> behind the </text:span><text:span text:style-name="T129">underlined</text:span><text:span text:style-name="T115"> </text:span><text:span text:style-name="T114">words, see [explanation]:</text:span></text:p>
      <text:p text:style-name="P5"><text:span text:style-name="Definition"><text:span text:style-name="T213">user</text:span></text:span><text:span text:style-name="T164"><text:tab/><text:tab/></text:span><text:span text:style-name="T174"> <text:tab/><text:tab/><text:tab/> </text:span><text:span text:style-name="T165"><draw:control text:anchor-type="as-char" svg:y="-0.4cm" draw:z-index="16" draw:name="Gebruiker 1" draw:style-name="gr2" draw:text-style-name="P88" svg:width="6.4cm" svg:height="0.6cm" draw:control="control15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7">ull </text:span><text:span text:style-name="T175">na</text:span><text:span text:style-name="T177">me,</text:span><text:span text:style-name="T175"> </text:span><text:span text:style-name="T177">e.g.</text:span><text:span text:style-name="T175"> </text:span><text:span text:style-name="T176">J</text:span><text:span text:style-name="T182">ohn Doe</text:span><text:span text:style-name="T181">]</text:span></text:p>
      <text:p text:style-name="P74"><text:span text:style-name="Definition"><text:span text:style-name="T180">USER</text:span></text:span><text:span text:style-name="Definition"><text:span text:style-name="T212">na</text:span></text:span><text:span text:style-name="Definition"><text:span text:style-name="T214">me</text:span></text:span><text:span text:style-name="T179"><text:tab/><text:tab/><text:tab/> </text:span><text:span text:style-name="T179"><draw:control text:anchor-type="as-char" svg:y="-0.4cm" draw:z-index="17" draw:name="Gberuikersnaam 2" draw:style-name="gr2" draw:text-style-name="P88" svg:width="6.4cm" svg:height="0.6cm" draw:control="control16"><svg:title>Gebruikersnaam</svg:title><svg:desc>Korte naam, bijv. jan</svg:desc></draw:control></text:span><text:span text:style-name="T179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9">j</text:span><text:span text:style-name="T111">oh</text:span><text:span text:style-name="T109">n</text:span><text:span text:style-name="T110">]</text:span></text:p>
      <text:p text:style-name="P5"><text:span text:style-name="Definition"><text:span text:style-name="T216">serv</text:span></text:span><text:span text:style-name="Definition"><text:span text:style-name="T212">ERNA</text:span></text:span><text:span text:style-name="Definition"><text:span text:style-name="T214">me</text:span></text:span><text:span text:style-name="T183"><text:tab/> <text:tab/> </text:span><draw:control text:anchor-type="as-char" svg:y="-0.4cm" draw:z-index="18" draw:name="Computernaam 1" draw:style-name="gr2" draw:text-style-name="P88" svg:width="6.4cm" svg:height="0.6cm" draw:control="control17"><svg:title>Computernaam</svg:title><svg:desc>Unieke naam van de computer</svg:desc></draw:control><text:span text:style-name="T212"><text:s text:c="2"/></text:span><text:span text:style-name="T184">[</text:span><text:span text:style-name="T190">N</text:span><text:span text:style-name="T185">a</text:span><text:span text:style-name="T189">me of the</text:span><text:span text:style-name="T185"> </text:span><text:span text:style-name="T191">server</text:span><text:span text:style-name="T186">, </text:span><text:span text:style-name="T189">e.g.</text:span><text:span text:style-name="T187"> </text:span><text:span text:style-name="T191">sv</text:span><text:span text:style-name="T188">02</text:span><text:span text:style-name="T184">]</text:span></text:p>
      <text:p text:style-name="P5"><text:span text:style-name="Definition"><text:span text:style-name="T193">USER</text:span></text:span><text:span text:style-name="T192"><text:tab/><text:tab/></text:span><text:span text:style-name="T174"> <text:tab/><text:tab/><text:tab/> </text:span><text:span text:style-name="T165"><draw:control text:anchor-type="as-char" svg:y="-0.4cm" draw:z-index="19" draw:name="Gebruiker 2" draw:style-name="gr2" draw:text-style-name="P88" svg:width="6.4cm" svg:height="0.6cm" draw:control="control18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8">ull </text:span><text:span text:style-name="T169">na</text:span><text:span text:style-name="T170">me</text:span><text:span text:style-name="T169"> possibly </text:span><text:span text:style-name="T173">2</text:span><text:span text:style-name="T206">nd</text:span><text:span text:style-name="T173"> </text:span><text:span text:style-name="T171">user</text:span><text:span text:style-name="T178">]</text:span></text:p>
      <text:p text:style-name="P74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200"><text:tab/><text:tab/><text:tab/> </text:span></text:span><text:span text:style-name="T179"><draw:control text:anchor-type="as-char" svg:y="-0.4cm" draw:z-index="20" draw:name="Gberuikersnaam 1" draw:style-name="gr2" draw:text-style-name="P88" svg:width="6.4cm" svg:height="0.6cm" draw:control="control19"><svg:title>Gebruikersnaam</svg:title><svg:desc>Korte naam, bijv. jan</svg:desc></draw:control></text:span><text:span text:style-name="T179"><text:s text:c="2"/></text:span><text:span text:style-name="T197">[</text:span><text:span text:style-name="T199">U</text:span><text:span text:style-name="T198">ser</text:span><text:span text:style-name="T196"> </text:span><text:span text:style-name="T202">na</text:span><text:span text:style-name="T203">me</text:span><text:span text:style-name="T202"> possibly </text:span><text:span text:style-name="T205">2</text:span><text:span text:style-name="T207">nd</text:span><text:span text:style-name="T205"> </text:span><text:span text:style-name="T204">user</text:span><text:span text:style-name="T201">]</text:span></text:p>
      <text:p text:style-name="P5"><text:span text:style-name="T112">Replace the </text:span><text:span text:style-name="T128">underlined</text:span><text:span text:style-name="T112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12">.</text:span></text:p>
      <text:p text:style-name="P37"/>
      <text:p text:style-name="P37"/>
      <text:p text:style-name="P6"><text:span text:style-name="T126">Not yet on Linux?</text:span><text:span text:style-name="T117"><text:tab/></text:span><text:span text:style-name="T121"><text:tab/></text:span><text:span text:style-name="T122">Use</text:span><text:span text:style-name="T118"> </text:span><text:span text:style-name="Strong_20_Emphasis"><text:span text:style-name="T130">Checklist </text:span></text:span><text:span text:style-name="Strong_20_Emphasis"><text:span text:style-name="T131">transfer</text:span></text:span><text:span text:style-name="T118"> o</text:span><text:span text:style-name="T119">n</text:span><text:span text:style-name="T118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20"> </text:span><text:span text:style-name="T119">u</text:span><text:span text:style-name="T120">nder </text:span><text:span text:style-name="T127">Linux</text:span><text:span text:style-name="T113">.</text:span></text:p>
      <text:p text:style-name="P6"><text:span text:style-name="T124">New installation?</text:span><text:span text:style-name="T113"><text:tab/></text:span><text:span text:style-name="T121"></text:span><text:span text:style-name="T123"><text:tab/>Start at chapter</text:span><text:span text:style-name="T113"> </text:span><text:span text:style-name="T124"><text:bookmark-ref text:reference-format="page" text:ref-name="__RefNumPara__4009_1271708128">2</text:bookmark-ref></text:span><text:span text:style-name="T113"><text:s text:c="2"/></text:span><text:span text:style-name="T125"><text:bookmark-ref text:reference-format="text" text:ref-name="__RefNumPara__4009_1271708128">Perform installation</text:bookmark-ref></text:span><text:span text:style-name="T116">.</text:span></text:p>
      <text:p text:style-name="P18"/>
      <text:p text:style-name="P18"/>
      <text:list xml:id="list4247504013" text:style-name="L1">
        <text:list-item>
          <text:p text:style-name="P82"><text:bookmark-start text:name="__RefNumPara__4083_1271708128"/>Prepar<text:span text:style-name="T217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9" draw:name="Vorm3_0" draw:style-name="gr1" draw:text-style-name="P87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14" draw:name="Vorm3_ 1" draw:style-name="gr1" draw:text-style-name="P8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2"><text:span text:style-name="User_20_Entry"><text:span text:style-name="T69">Login any additional </text:span></text:span><text:span text:style-name="Definition"><text:span text:style-name="T211">USER</text:span></text:span><text:span text:style-name="User_20_Entry"><text:span text:style-name="T74">s</text:span></text:span><text:span text:style-name="User_20_Entry"><text:span text:style-name="T78"> </text:span></text:span><text:span text:style-name="User_20_Entry"><text:span text:style-name="T69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2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2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6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5"><text:span text:style-name="User_20_Entry"><text:span text:style-name="T8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4" office:value-type="string">
            <text:p text:style-name="P69"><text:span text:style-name="User_20_Entry"><text:span text:style-name="T8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3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15" draw:name="Vorm 3" draw:style-name="gr1" draw:text-style-name="P8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9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0" office:value-type="string">
            <text:p text:style-name="P6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</table:table>
      <text:p text:style-name="P9"/>
      <text:list xml:id="list92923860725913" text:continue-numbering="true" text:style-name="L1">
        <text:list-item>
          <text:p text:style-name="P83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48"><draw:control text:anchor-type="as-char" draw:z-index="4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0"><text:span text:style-name="T132">Boot the computer from</text:span><text:span text:style-name="T136"><text:note text:id="ftn4" text:note-class="footnote"><text:note-citation>1</text:note-citation><text:note-body><text:p text:style-name="P73"><text:span text:style-name="T82">Boot menu/Setup via one of the </text:span><text:span text:style-name="T83">f</text:span><text:span text:style-name="T82">requently used keys:</text:span><text:span text:style-name="T212"> </text:span><text:span text:style-name="T218">Esc</text:span><text:span text:style-name="T212">, </text:span><text:span text:style-name="T218">Delete</text:span><text:span text:style-name="T212">, </text:span><text:span text:style-name="T218">F1</text:span><text:span text:style-name="T212">, </text:span><text:span text:style-name="T218">F2</text:span><text:span text:style-name="T212">, </text:span><text:span text:style-name="T218">F9</text:span><text:span text:style-name="T212">, </text:span><text:span text:style-name="T218">F10</text:span><text:span text:style-name="T212">, </text:span><text:span text:style-name="T218">F11</text:span><text:span text:style-name="T212">, </text:span><text:span text:style-name="T215">or </text:span><text:span text:style-name="T218">F12</text:span><text:span text:style-name="T212">.</text:span></text:p></text:note-body></text:note></text:span><text:span text:style-name="T132"> an</text:span><text:span text:style-name="T134"> </text:span><text:span text:style-name="Strong_20_Emphasis"><text:span text:style-name="T107"><text:user-field-get text:name="Distro">Ubuntu</text:user-field-get></text:span></text:span><text:span text:style-name="T135"><text:s/></text:span><text:span text:style-name="T108"><text:user-field-get text:name="Version">22.04</text:user-field-get></text:span><text:span text:style-name="T61"><text:s/></text:span><text:span text:style-name="T63">LTS 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6"><text:span text:style-name="T17">From a Live USB stick you can boot and work with 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T17">without modifying any files on the hard drive and also allows installation of </text:span><text:span text:style-name="Strong_20_Emphasis"><text:span text:style-name="T137"><text:user-field-get text:name="Distro">Ubuntu</text:user-field-get></text:span></text:span><text:span text:style-name="Strong_20_Emphasis"><text:span text:style-name="T137">.</text:span></text:span></text:p></text:note-body></text:note></text:span><text:span text:style-name="T132"> USB stick</text:span><text:span text:style-name="T62"><text:note text:id="ftn6" text:note-class="footnote"><text:note-citation>3</text:note-citation><text:note-body><text:p text:style-name="P72"><text:span text:style-name="Strong_20_Emphasis"><text:span text:style-name="T70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8">ubuntu.com</text:span></text:span></text:a><text:span text:style-name="Strong_20_Emphasis"><text:span text:style-name="T71">,</text:span></text:span><text:span text:style-name="Strong_20_Emphasis"><text:span text:style-name="T70"> click </text:span></text:span><text:span text:style-name="Strong_20_Emphasis"><text:span text:style-name="T72">consecutively </text:span></text:span><text:span text:style-name="Strong_20_Emphasis"><text:span text:style-name="T75">Download</text:span></text:span><text:span text:style-name="Strong_20_Emphasis"><text:span text:style-name="T72"> &gt; <text:line-break/></text:span></text:span><text:span text:style-name="Strong_20_Emphasis"><text:span text:style-name="T75">Get </text:span></text:span><text:span text:style-name="Strong_20_Emphasis"><text:span text:style-name="T76"><text:user-field-get text:name="Distro">Ubuntu</text:user-field-get></text:span></text:span><text:span text:style-name="Strong_20_Emphasis"><text:span text:style-name="T76"><text:s/></text:span></text:span><text:span text:style-name="Strong_20_Emphasis"><text:span text:style-name="T76"><text:user-field-get text:name="Edition">Server</text:user-field-get></text:span></text:span><text:span text:style-name="Strong_20_Emphasis"><text:span text:style-name="T73"><text:s/>&gt; </text:span></text:span><text:span text:style-name="Strong_20_Emphasis"><text:span text:style-name="T77">Download </text:span></text:span><text:span text:style-name="Strong_20_Emphasis"><text:span text:style-name="T76"><text:user-field-get text:name="Distro">Ubuntu</text:user-field-get></text:span></text:span><text:span text:style-name="Strong_20_Emphasis"><text:span text:style-name="T76"><text:s/></text:span></text:span><text:span text:style-name="Strong_20_Emphasis"><text:span text:style-name="T76"><text:user-field-get text:name="Edition">Server</text:user-field-get></text:span></text:span><text:span text:style-name="Strong_20_Emphasis"><text:span text:style-name="T73"><text:s/></text:span></text:span><text:span text:style-name="Strong_20_Emphasis"><text:span text:style-name="T76"><text:user-field-get text:name="Version">22.04</text:user-field-get></text:span></text:span><text:span text:style-name="Strong_20_Emphasis"><text:span text:style-name="T76">...</text:span></text:span></text:p><text:p text:style-name="P71"><text:span text:style-name="Strong_20_Emphasis"><text:span text:style-name="T70"><text:tab/></text:span></text:span><text:span text:style-name="Strong_20_Emphasis"><text:span text:style-name="T81">The next steps are described in </text:span></text:span><text:span text:style-name="Strong_20_Emphasis"><text:span text:style-name="T79">Linux informati</text:span></text:span><text:span text:style-name="Strong_20_Emphasis"><text:span text:style-name="T80">on</text:span></text:span><text:span text:style-name="Strong_20_Emphasis"><text:span text:style-name="T81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Strong_20_Emphasis"><text:span text:style-name="T81">, under </text:span></text:span><text:span text:style-name="Strong_20_Emphasis"><text:span text:style-name="T79">Linux</text:span></text:span><text:span text:style-name="Strong_20_Emphasis"><text:span text:style-name="T81">.</text:span></text:span></text:p></text:note-body></text:note></text:span><text:span text:style-name="T132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" office:value-type="string">
            <text:p text:style-name="P1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><text:span text:style-name="Strong_20_Emphasis"><text:span text:style-name="T66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9">Follow the instructions on the </text:span></text:span><text:span text:style-name="Strong_20_Emphasis"><text:span text:style-name="T90">installation </text:span></text:span><text:span text:style-name="Strong_20_Emphasis"><text:span text:style-name="T89">screens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27"><draw:control text:anchor-type="as-char" draw:z-index="11" draw:name="Vorm 1" draw:style-name="gr1" draw:text-style-name="P87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3"><text:span text:style-name="T148">At</text:span><text:span text:style-name="T147"> </text:span><text:span text:style-name="Strong_20_Emphasis"><text:span text:style-name="T152">Profile setup</text:span></text:span><text:span text:style-name="Strong_20_Emphasis"><text:span text:style-name="T145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14"><text:span text:style-name="T157">Enter</text:span><text:span text:style-name="T153"> </text:span><text:span text:style-name="Strong_20_Emphasis"><text:span text:style-name="T152">Your</text:span></text:span><text:span text:style-name="Strong_20_Emphasis"><text:span text:style-name="T154"> n</text:span></text:span><text:span text:style-name="Strong_20_Emphasis"><text:span text:style-name="T155">a</text:span></text:span><text:span text:style-name="Strong_20_Emphasis"><text:span text:style-name="T152">me</text:span></text:span><text:span text:style-name="Strong_20_Emphasis"><text:span text:style-name="T159"> </text:span></text:span><text:span text:style-name="Definition"><text:span text:style-name="T4">user</text:span></text:span><text:span text:style-name="Strong_20_Emphasis"><text:span text:style-name="T160">, <text:line-break/></text:span></text:span><text:span text:style-name="Strong_20_Emphasis"><text:span text:style-name="T152">Your server</text:span></text:span><text:span text:style-name="Strong_20_Emphasis"><text:span text:style-name="T162">'</text:span></text:span><text:span text:style-name="Strong_20_Emphasis"><text:span text:style-name="T163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9">,<text:line-break/></text:span></text:span><text:span text:style-name="Strong_20_Emphasis"><text:span text:style-name="T156">Pick a username</text:span></text:span><text:span text:style-name="Strong_20_Emphasis"><text:span text:style-name="T159"> </text:span></text:span><text:span text:style-name="Definition"><text:span text:style-name="T4">username</text:span></text:span><text:span text:style-name="Strong_20_Emphasis"><text:span text:style-name="T159">, </text:span></text:span><text:span text:style-name="Strong_20_Emphasis"><text:span text:style-name="T161">and</text:span></text:span><text:span text:style-name="Strong_20_Emphasis"><text:span text:style-name="T159"><text:line-break/></text:span></text:span><text:span text:style-name="Strong_20_Emphasis"><text:span text:style-name="T146">enter a </text:span></text:span><text:span text:style-name="Strong_20_Emphasis"><text:span text:style-name="T149">password</text:span></text:span><text:span text:style-name="Strong_20_Emphasis"><text:span text:style-name="T146"> twice</text:span></text:span><text:span text:style-name="Strong_20_Emphasis"><text:span text:style-name="T158">.</text:span></text:span></text:p>
          </table:table-cell>
        </table:table-row>
      </table:table>
      <text:p text:style-name="P38"><text:span text:style-name="Strong_20_Emphasis"><text:span text:style-name="T50"/></text:span></text:p>
      <text:list xml:id="list92923459885090" text:continue-numbering="true" text:style-name="L1">
        <text:list-item>
          <text:p text:style-name="P81"><text:span text:style-name="Strong_20_Emphasis"><text:span text:style-name="T60">Finish installation</text:span></text:span></text:p>
        </text:list-item>
      </text:list>
      <text:p text:style-name="P39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8"><draw:control text:anchor-type="as-char" draw:z-index="5" draw:name="Vorm24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8"><draw:control text:anchor-type="as-char" draw:z-index="21" draw:name="Vorm4_ 1" draw:style-name="gr1" draw:text-style-name="P87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4">Add any additional </text:span></text:span><text:span text:style-name="Strong_20_Emphasis"><text:span text:style-name="T96">user</text:span></text:span><text:span text:style-name="Strong_20_Emphasis"><text:span text:style-name="T94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useradd --create-home --comm<text:span text:style-name="T220">e</text:span>n<text:span text:style-name="T220">t</text:span> <text:span text:style-name="T143">'</text:span><text:span text:style-name="T144">user</text:span><text:span text:style-name="T143">' [--groups adm,sudo] </text:span><text:span text:style-name="T144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passwd <text:span text:style-name="T219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32"><text:span text:style-name="Strong_20_Emphasis"><text:span text:style-name="T68"><draw:control text:anchor-type="as-char" draw:z-index="22" draw:name="Vorm4_ 2" draw:style-name="gr1" draw:text-style-name="P87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7"><text:span text:style-name="Strong_20_Emphasis"><text:span text:style-name="T27">Install </text:span></text:span><text:span text:style-name="Strong_20_Emphasis"><text:span text:style-name="T46">updates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8"><text:span text:style-name="User_20_Entry"><text:span text:style-name="T8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8"><text:span text:style-name="User_20_Entry"><text:span text:style-name="T8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50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8"><draw:control text:anchor-type="as-char" draw:z-index="7" draw:name="Vorm4_1" draw:style-name="gr1" draw:text-style-name="P87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6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65"><text:span text:style-name="User_20_Entry"><text:span text:style-name="T8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69"><text:span text:style-name="User_20_Entry"><text:span text:style-name="T8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5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6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8"><draw:control text:anchor-type="as-char" draw:z-index="6" draw:name="Vorm37" draw:style-name="gr1" draw:text-style-name="P87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4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8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19" office:value-type="string">
            <text:p text:style-name="P6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91"> <text:s/></text:span></text:span><text:span text:style-name="Strong_20_Emphasis"><text:span text:style-name="T92">Finish installatio</text:span></text:span><text:span text:style-name="Strong_20_Emphasis"><text:span text:style-name="T93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20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39"><text:span text:style-name="Strong_20_Emphasis"><text:span text:style-name="T22"><text:tab/></text:span></text:span></text:p>
      <text:p text:style-name="P40"><text:span text:style-name="Strong_20_Emphasis"><text:span text:style-name="T34"/></text:span></text:p>
      <text:p text:style-name="P41"><text:span text:style-name="Strong_20_Emphasis"><text:span text:style-name="T31"/></text:span></text:p>
      <text:list xml:id="list92923719101505" text:continue-numbering="true" text:style-name="L1">
        <text:list-item>
          <text:p text:style-name="P84"><text:span text:style-name="Strong_20_Emphasis"><text:span text:style-name="T15">P</text:span></text:span><text:span text:style-name="Strong_20_Emphasis"><text:span text:style-name="T150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8"><draw:control text:anchor-type="as-char" draw:z-index="8" draw:name="Vorm40_0" draw:style-name="gr1" draw:text-style-name="P87" svg:width="0.35cm" svg:height="0.35cm" draw:control="control7"/></text:span></text:span></text:p>
          </table:table-cell>
          <table:table-cell table:style-name="Tabel2.A1" office:value-type="string">
            <text:p text:style-name="P63"><text:span text:style-name="Strong_20_Emphasis"><text:span text:style-name="T48"><draw:control text:anchor-type="as-char" draw:z-index="12" draw:name="Vorm40_ 1" draw:style-name="gr1" draw:text-style-name="P87" svg:width="0.35cm" svg:height="0.35cm" draw:control="control11"/></text:span></text:span></text:p>
          </table:table-cell>
          <table:table-cell table:style-name="Tabel2.D1" office:value-type="string">
            <text:p text:style-name="P15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3"><text:span text:style-name="User_20_Entry"><text:span text:style-name="T85">Login any additional </text:span></text:span><text:span text:style-name="Definition"><text:span text:style-name="T210">USER</text:span></text:span><text:span text:style-name="User_20_Entry"><text:span text:style-name="T84">s </text:span></text:span><text:span text:style-name="User_20_Entry"><text:span text:style-name="T85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0" draw:name="Vorm40_2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3" draw:name="Vorm40_ 2" draw:style-name="gr1" draw:text-style-name="P87" svg:width="0.35cm" svg:height="0.35cm" draw:control="control12"/></text:span></text:span></text:p>
          </table:table-cell>
          <table:table-cell table:style-name="Tabel2.D3" office:value-type="string">
            <text:p text:style-name="P16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4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5" office:value-type="string">
            <text:p text:style-name="P1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6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</table:table>
      <text:p text:style-name="P23"/>
      <text:p text:style-name="P24"/>
      <text:p text:style-name="P33"><text:span text:style-name="T141">End of checklist,</text:span><text:span text:style-name="T142"> </text:span><text:span text:style-name="Strong_20_Emphasis"><text:span text:style-name="T105"><text:user-field-get text:name="Distro">Ubuntu</text:user-field-get></text:span></text:span><text:span text:style-name="T140"><text:s/></text:span><text:span text:style-name="T138"><text:user-field-get text:name="Version">22.04</text:user-field-get></text:span><text:span text:style-name="T138"><text:s/></text:span><text:span text:style-name="T139">LTS</text:span><text:span text:style-name="Strong_20_Emphasis"><text:span text:style-name="T106"> </text:span></text:span><text:span text:style-name="Strong_20_Emphasis"><text:span text:style-name="T64"><text:user-field-get text:name="Edition">Server</text:user-field-get></text:span></text:span><text:span text:style-name="Strong_20_Emphasis"><text:span text:style-name="T64"><text:s/></text:span></text:span><text:span text:style-name="T141">installation is complete.</text:span></text:p>
      <text:p text:style-name="P12"/>
      <text:p text:style-name="P7"><text:span text:style-name="Emphasis"><text:span text:style-name="T233">Written</text:span></text:span><text:span text:style-name="Emphasis"><text:span text:style-name="T234"> </text:span></text:span><text:span text:style-name="Emphasis"><text:span text:style-name="T233">by</text:span></text:span><text:span text:style-name="Emphasis"><text:span text:style-name="T23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7">Karel Zimmer</text:span></text:span></text:a><text:span text:style-name="Emphasis"><text:span text:style-name="T235">, </text:span></text:span><text:a xlink:type="simple" xlink:href="https://creativecommons.org/publicdomain/zero/1.0" text:style-name="Internet_20_link" text:visited-style-name="Visited_20_Internet_20_Link"><text:span text:style-name="Emphasis"><text:span text:style-name="T236">CC0 1.0</text:span></text:span></text:a><text:span text:style-name="Emphasis"><text:span text:style-name="T232"> </text:span></text:span><text:span text:style-name="Emphasis"><text:span text:style-name="T23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32"><text:s/></text:span></text:span><text:span text:style-name="Emphasis"><text:span text:style-name="T23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3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4-05T09:29:23.084784150">05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5T09:29:22.956218294</dc:date>
    <meta:keyword>Installatie</meta:keyword>
    <meta:keyword>Checklist</meta:keyword>
    <meta:keyword>Linux</meta:keyword>
    <meta:editing-cycles>6872</meta:editing-cycles>
    <meta:editing-duration>P12DT1H27M9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80" meta:word-count="478" meta:character-count="3027" meta:non-whitespace-character-count="2576"/>
    <meta:user-defined meta:name="Info 1"/>
    <meta:user-defined meta:name="Info 2"/>
    <meta:user-defined meta:name="Info 3"/>
    <meta:user-defined meta:name="Info 4"/>
  </office:meta>
</office:document-meta>
</file>